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0e5f" officeooo:paragraph-rsid="00100e5f"/>
    </style:style>
    <style:style style:name="P2" style:family="paragraph" style:parent-style-name="Standard">
      <style:text-properties officeooo:rsid="00100e5f" officeooo:paragraph-rsid="0010677c"/>
    </style:style>
    <style:style style:name="P3" style:family="paragraph" style:parent-style-name="Standard">
      <style:text-properties officeooo:rsid="0010677c" officeooo:paragraph-rsid="0010677c"/>
    </style:style>
    <style:style style:name="P4" style:family="paragraph" style:parent-style-name="Standard">
      <style:paragraph-properties fo:text-align="center" style:justify-single-word="false"/>
      <style:text-properties officeooo:rsid="0010677c" officeooo:paragraph-rsid="0010677c"/>
    </style:style>
    <style:style style:name="P5" style:family="paragraph" style:parent-style-name="Standard">
      <style:paragraph-properties fo:text-align="start" style:justify-single-word="false"/>
      <style:text-properties officeooo:rsid="0010677c" officeooo:paragraph-rsid="0010677c"/>
    </style:style>
    <style:style style:name="P6" style:family="paragraph" style:parent-style-name="Standard">
      <style:paragraph-properties fo:text-align="start" style:justify-single-word="false"/>
      <style:text-properties officeooo:rsid="00116d43" officeooo:paragraph-rsid="00116d43"/>
    </style:style>
    <style:style style:name="P7" style:family="paragraph" style:parent-style-name="Standard">
      <style:paragraph-properties fo:text-align="start" style:justify-single-word="false"/>
      <style:text-properties officeooo:rsid="00116d43" officeooo:paragraph-rsid="0013eeb9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3eeb9" officeooo:paragraph-rsid="0013eeb9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557d3" officeooo:paragraph-rsid="001557d3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65216" officeooo:paragraph-rsid="00165216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1800f3" officeooo:paragraph-rsid="001800f3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90171" officeooo:paragraph-rsid="00190171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tyle="normal" officeooo:rsid="0010677c" officeooo:paragraph-rsid="0010677c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tyle="normal" officeooo:rsid="00116d43" officeooo:paragraph-rsid="00116d43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tyle="normal" officeooo:rsid="00116d43" officeooo:paragraph-rsid="0019aad7" style:font-style-asian="normal" style:font-style-complex="normal"/>
    </style:style>
    <style:style style:name="P16" style:family="paragraph" style:parent-style-name="Standard">
      <style:paragraph-properties fo:text-align="center" style:justify-single-word="false"/>
      <style:text-properties fo:font-style="normal" fo:font-weight="normal" officeooo:rsid="00165216" officeooo:paragraph-rsid="00165216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normal" fo:font-weight="normal" officeooo:rsid="001800f3" officeooo:paragraph-rsid="001800f3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tyle="normal" fo:font-weight="normal" officeooo:rsid="001800f3" officeooo:paragraph-rsid="001800f3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normal" fo:font-weight="normal" officeooo:rsid="00190171" officeooo:paragraph-rsid="00190171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tyle="normal" fo:font-weight="normal" officeooo:rsid="00190171" officeooo:paragraph-rsid="00190171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tyle="italic" officeooo:rsid="0013eeb9" officeooo:paragraph-rsid="0010677c" style:font-style-asian="italic" style:font-style-complex="italic"/>
    </style:style>
    <style:style style:name="P22" style:family="paragraph" style:parent-style-name="Standard">
      <style:paragraph-properties fo:text-align="start" style:justify-single-word="false"/>
      <style:text-properties fo:font-style="normal" officeooo:rsid="00116d43" officeooo:paragraph-rsid="0013eeb9" style:font-style-asian="normal" style:font-style-complex="normal"/>
    </style:style>
    <style:style style:name="P23" style:family="paragraph" style:parent-style-name="Standard">
      <style:paragraph-properties fo:text-align="center" style:justify-single-word="false"/>
      <style:text-properties fo:font-style="normal" officeooo:rsid="0010677c" officeooo:paragraph-rsid="0010677c" style:font-style-asian="normal" style:font-style-complex="normal"/>
    </style:style>
    <style:style style:name="P24" style:family="paragraph" style:parent-style-name="Standard">
      <style:paragraph-properties fo:text-align="center" style:justify-single-word="false"/>
      <style:text-properties fo:font-style="normal" fo:font-weight="normal" officeooo:rsid="00190171" officeooo:paragraph-rsid="00190171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normal" fo:font-weight="normal" officeooo:rsid="00190171" officeooo:paragraph-rsid="00190171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tyle="normal" fo:font-weight="normal" officeooo:rsid="00190171" officeooo:paragraph-rsid="00190171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tyle="normal" fo:font-weight="normal" officeooo:rsid="001800f3" officeooo:paragraph-rsid="001800f3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normal" fo:font-weight="normal" officeooo:rsid="0020d389" officeooo:paragraph-rsid="0020d389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tyle="normal" fo:font-weight="normal" officeooo:rsid="00228b92" officeooo:paragraph-rsid="00228b92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tyle="normal" fo:font-weight="normal" officeooo:rsid="00239644" officeooo:paragraph-rsid="00239644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tyle="normal" fo:font-weight="normal" officeooo:rsid="00239644" officeooo:paragraph-rsid="002524a0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tyle="normal" fo:font-weight="normal" officeooo:rsid="00239644" officeooo:paragraph-rsid="00239644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tyle="normal" fo:font-weight="normal" officeooo:rsid="002524a0" officeooo:paragraph-rsid="002524a0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tyle="normal" fo:font-weight="normal" officeooo:rsid="0025c1fc" officeooo:paragraph-rsid="0025c1fc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tyle="normal" fo:font-weight="normal" officeooo:rsid="0026861a" officeooo:paragraph-rsid="0026861a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tyle="normal" fo:font-weight="normal" officeooo:rsid="002723e2" officeooo:paragraph-rsid="002723e2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tyle="normal" fo:font-weight="normal" officeooo:rsid="002ac9ae" officeooo:paragraph-rsid="002ac9ae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tyle="normal" fo:font-weight="normal" officeooo:rsid="002b3cae" officeooo:paragraph-rsid="002b3cae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tyle="normal" fo:font-weight="normal" officeooo:rsid="002cfc50" officeooo:paragraph-rsid="002cfc50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tyle="normal" fo:font-weight="normal" officeooo:rsid="002eeaf3" officeooo:paragraph-rsid="002eeaf3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tyle="normal" fo:font-weight="normal" officeooo:rsid="002ef819" officeooo:paragraph-rsid="002ef819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tyle="normal" fo:font-weight="normal" officeooo:rsid="00315369" officeooo:paragraph-rsid="00315369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tyle="normal" fo:font-weight="normal" officeooo:rsid="00326050" officeooo:paragraph-rsid="00326050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tyle="normal" fo:font-weight="normal" officeooo:rsid="001557d3" officeooo:paragraph-rsid="001557d3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style="normal" fo:font-weight="bold" officeooo:rsid="00228b92" officeooo:paragraph-rsid="00228b92" style:font-style-asian="normal" style:font-weight-asian="bold" style:font-style-complex="normal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officeooo:rsid="002b3cae" officeooo:paragraph-rsid="002b3cae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officeooo:rsid="002eeaf3" officeooo:paragraph-rsid="002eeaf3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officeooo:rsid="00239644" officeooo:paragraph-rsid="00239644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officeooo:rsid="003026e1" officeooo:paragraph-rsid="003026e1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3026e1" officeooo:paragraph-rsid="003026e1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026e1" officeooo:paragraph-rsid="003026e1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officeooo:rsid="00100e5f" officeooo:paragraph-rsid="0034181b"/>
    </style:style>
    <style:style style:name="P53" style:family="paragraph" style:parent-style-name="Standard">
      <style:text-properties officeooo:rsid="00100e5f" officeooo:paragraph-rsid="00100e5f"/>
    </style:style>
    <style:style style:name="P54" style:family="paragraph" style:parent-style-name="Standard">
      <style:paragraph-properties fo:text-align="justify" style:justify-single-word="false"/>
      <style:text-properties officeooo:rsid="00100e5f" officeooo:paragraph-rsid="0010677c"/>
    </style:style>
    <style:style style:name="P55" style:family="paragraph" style:parent-style-name="Standard">
      <style:paragraph-properties fo:text-align="justify" style:justify-single-word="false"/>
      <style:text-properties fo:font-weight="bold" officeooo:rsid="001557d3" officeooo:paragraph-rsid="001557d3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weight="bold" officeooo:rsid="00165216" officeooo:paragraph-rsid="00165216" style:font-weight-asian="bold" style:font-weight-complex="bold"/>
    </style:style>
    <style:style style:name="P57" style:family="paragraph" style:parent-style-name="Standard">
      <style:paragraph-properties fo:text-align="center" style:justify-single-word="false"/>
      <style:text-properties fo:font-size="18pt" fo:font-weight="bold" officeooo:rsid="00100e5f" officeooo:paragraph-rsid="00100e5f" style:font-size-asian="18pt" style:font-weight-asian="bold" style:font-size-complex="18pt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size="14pt" fo:font-weight="bold" officeooo:rsid="00100e5f" officeooo:paragraph-rsid="00100e5f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size="14pt" fo:font-weight="bold" officeooo:rsid="0010677c" officeooo:paragraph-rsid="0010677c" style:font-size-asian="14pt" style:font-weight-asian="bold" style:font-size-complex="14pt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size="14pt" fo:font-style="normal" fo:font-weight="bold" officeooo:rsid="0013eeb9" officeooo:paragraph-rsid="0013eeb9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paragraph-properties fo:text-align="center" style:justify-single-word="false"/>
      <style:text-properties fo:font-size="14pt" fo:font-style="normal" fo:font-weight="bold" officeooo:rsid="001557d3" officeooo:paragraph-rsid="001557d3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>
      <style:paragraph-properties fo:text-align="center" style:justify-single-word="false"/>
      <style:text-properties fo:font-size="14pt" fo:font-style="normal" fo:font-weight="bold" officeooo:rsid="0020d389" officeooo:paragraph-rsid="0020d389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size="14pt" fo:font-style="normal" fo:font-weight="bold" officeooo:rsid="00228b92" officeooo:paragraph-rsid="00228b92" style:font-size-asian="14pt" style:font-style-asian="normal" style:font-weight-asian="bold" style:font-size-complex="14pt" style:font-style-complex="normal" style:font-weight-complex="bold"/>
    </style:style>
    <style:style style:name="P64" style:family="paragraph" style:parent-style-name="Standard">
      <style:paragraph-properties fo:text-align="center" style:justify-single-word="false"/>
      <style:text-properties fo:font-size="14pt" fo:font-style="normal" fo:font-weight="bold" officeooo:rsid="0027b3d8" officeooo:paragraph-rsid="0027b3d8" style:font-size-asian="14pt" style:font-style-asian="normal" style:font-weight-asian="bold" style:font-size-complex="14pt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style="normal" fo:font-weight="normal" officeooo:rsid="00293e89" officeooo:paragraph-rsid="00293e89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officeooo:rsid="00116d43" officeooo:paragraph-rsid="0019aad7"/>
    </style:style>
    <style:style style:name="P67" style:family="paragraph" style:parent-style-name="Standard">
      <style:paragraph-properties fo:text-align="justify" style:justify-single-word="false"/>
      <style:text-properties officeooo:rsid="00116d43" officeooo:paragraph-rsid="00116d43"/>
    </style:style>
    <style:style style:name="P68" style:family="paragraph" style:parent-style-name="Standard">
      <style:paragraph-properties fo:text-align="justify" style:justify-single-word="false"/>
      <style:text-properties officeooo:rsid="0010677c" officeooo:paragraph-rsid="0010677c"/>
    </style:style>
    <style:style style:name="P69" style:family="paragraph" style:parent-style-name="Standard">
      <style:paragraph-properties fo:text-align="start" style:justify-single-word="false"/>
      <style:text-properties officeooo:rsid="0010677c" officeooo:paragraph-rsid="0010677c"/>
    </style:style>
    <style:style style:name="T1" style:family="text">
      <style:text-properties officeooo:rsid="0010677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3eeb9" style:font-style-asian="italic" style:font-style-complex="italic"/>
    </style:style>
    <style:style style:name="T4" style:family="text">
      <style:text-properties fo:font-style="italic" fo:font-weight="normal" officeooo:rsid="00165216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3eeb9" style:font-style-asian="normal" style:font-style-complex="normal"/>
    </style:style>
    <style:style style:name="T7" style:family="text">
      <style:text-properties fo:font-style="normal" officeooo:rsid="0019aad7" style:font-style-asian="normal" style:font-style-complex="normal"/>
    </style:style>
    <style:style style:name="T8" style:family="text">
      <style:text-properties fo:font-style="normal" officeooo:rsid="0034181b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65216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800f3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fb68d" style:font-style-asian="normal" style:font-weight-asian="normal" style:font-style-complex="normal" style:font-weight-complex="normal"/>
    </style:style>
    <style:style style:name="T14" style:family="text">
      <style:text-properties officeooo:rsid="0013eeb9"/>
    </style:style>
    <style:style style:name="T15" style:family="text">
      <style:text-properties officeooo:rsid="0019aad7"/>
    </style:style>
    <style:style style:name="T16" style:family="text">
      <style:text-properties officeooo:rsid="001afbff"/>
    </style:style>
    <style:style style:name="T17" style:family="text">
      <style:text-properties officeooo:rsid="001fb68d"/>
    </style:style>
    <style:style style:name="T18" style:family="text">
      <style:text-properties officeooo:rsid="00239644"/>
    </style:style>
    <style:style style:name="T19" style:family="text">
      <style:text-properties officeooo:rsid="0023ce07"/>
    </style:style>
    <style:style style:name="T20" style:family="text">
      <style:text-properties officeooo:rsid="002524a0"/>
    </style:style>
    <style:style style:name="T21" style:family="text">
      <style:text-properties officeooo:rsid="0025c1fc"/>
    </style:style>
    <style:style style:name="T22" style:family="text">
      <style:text-properties officeooo:rsid="0026861a"/>
    </style:style>
    <style:style style:name="T23" style:family="text">
      <style:text-properties officeooo:rsid="002723e2"/>
    </style:style>
    <style:style style:name="T24" style:family="text">
      <style:text-properties officeooo:rsid="00293e89"/>
    </style:style>
    <style:style style:name="T25" style:family="text">
      <style:text-properties officeooo:rsid="002b27fe"/>
    </style:style>
    <style:style style:name="T26" style:family="text">
      <style:text-properties officeooo:rsid="002eeaf3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none"/>
    </style:style>
    <style:style style:name="T29" style:family="text">
      <style:text-properties officeooo:rsid="003302fa"/>
    </style:style>
    <style:style style:name="T30" style:family="text">
      <style:text-properties officeooo:rsid="003418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Rayleigh </text:p>
      <text:p text:style-name="P57">Notes on Building and Running the Code</text:p>
      <text:p text:style-name="P52"><text:span text:style-name="T30">Nick Featherstone</text:span></text:p>
      <text:p text:style-name="P52"><text:span text:style-name="T30">feathern@gmail.com</text:span></text:p>
      <text:p text:style-name="P1"/>
      <text:p text:style-name="P58">1. <text:s/>Required Libraries</text:p>
      <text:p text:style-name="P1">Rayleigh requires that a few external libraries are installed before you can compile it:</text:p>
      <text:p text:style-name="P1"/>
      <text:p text:style-name="P1">1. <text:s/>BLAS</text:p>
      <text:p text:style-name="P1">2. <text:s/>LAPack</text:p>
      <text:p text:style-name="P1">3. <text:s/>FFTW3</text:p>
      <text:p text:style-name="P1">4. <text:s/>MPI</text:p>
      <text:p text:style-name="P1"/>
      <text:p text:style-name="P54">If you are using Intel's 2012 (or later) compiler, <text:span text:style-name="T15">the</text:span> Math Kernel Library (MKL) is included and provides interfaces to FFTW, LAPack, and BLAS routines. <text:span text:style-name="T1">Examples of MKL and non-MKL compiles are included in the Makefiles directory. <text:s/>Specifically, Makefile_Nick provides an example for linking items 1-3 and compiling with gfortran. Makefile_LCD, Makefile_Pleiades, and Makefile_Discover illustrate complilation using modern Ifort and MKL.</text:span></text:p>
      <text:p text:style-name="P2"/>
      <text:p text:style-name="P59">2. <text:s/>Building the code</text:p>
      <text:p text:style-name="P66"><text:span text:style-name="T7">Before building </text:span><text:span text:style-name="T8">R</text:span><text:span text:style-name="T7">ayleigh, y</text:span><text:span text:style-name="T6">ou will likely need to copy one of the existing makefile</text:span><text:span text:style-name="T7">s</text:span><text:span text:style-name="T6"> and modify it for your own machine. <text:s/></text:span><text:span text:style-name="T5">Each makefile refer</text:span><text:span text:style-name="T6">s to</text:span><text:span text:style-name="T5"> another file called object_list. <text:s/>That file should not be modified and is intended to be machine-independent. <text:s text:c="2"/></text:span><text:span text:style-name="T7">Place the new makefile in the Makefiles directory, and name it Makefile_machinename, where machinename indicates the machine you are using.</text:span></text:p>
      <text:p text:style-name="P2"/>
      <text:p text:style-name="P3"><text:span text:style-name="T15">Once you have a makefile, building the code is straightforward. <text:s/></text:span>Within the rayleigh_dev directory, you will find an exec<text:span text:style-name="T14">u</text:span>table script named <text:span text:style-name="T2">build_rayleigh. </text:span><text:span text:style-name="T5"><text:s/>To </text:span><text:span text:style-name="T6">run this</text:span><text:span text:style-name="T5"> script, type</text:span></text:p>
      <text:p text:style-name="P4"><text:span text:style-name="T5">./build_rayleigh </text:span><text:span text:style-name="T3">machinename</text:span></text:p>
      <text:p text:style-name="P21"/>
      <text:p text:style-name="P68"><text:span text:style-name="T5">This build script copies all relevant source files to the build directory, along with the relevant Makefile from the </text:span><text:span text:style-name="T2">Makefiles</text:span><text:span text:style-name="T5"> directory. <text:s/>Each Makefile is tagged with a machine name – same same machine name you would use in the command above. <text:s/>For example, to build the code on my personal laptop, I type</text:span></text:p>
      <text:p text:style-name="P13">./build_rayleigh Nick</text:p>
      <text:p text:style-name="P13"/>
      <text:p text:style-name="P5"><text:span text:style-name="T6">so that</text:span><text:span text:style-name="T5"> Makefile_Nick is copied to the build directory. <text:s/>To build the code on Pleiades, I type:</text:span></text:p>
      <text:p text:style-name="P5"><text:span text:style-name="T5"/></text:p>
      <text:p text:style-name="P13">./build_rayleigh Pleiades <text:s/>,</text:p>
      <text:p text:style-name="P13"/>
      <text:p text:style-name="P68"><text:span text:style-name="T5">and Makefile_Pleiades is copied to the build directory. <text:s/>Following these copies, the script executes a “make rayleigh” command, and </text:span><text:span text:style-name="T6">an exectuable named </text:span><text:span text:style-name="T3">rayleigh</text:span><text:span text:style-name="T5"> is built within the build directory.</text:span></text:p>
      <text:p text:style-name="P5"/>
      <text:p text:style-name="P22"/>
      <text:p text:style-name="P7"/>
      <text:p text:style-name="P15">Build_rayleigh also accepts three optional arguments following the machine name. <text:s/>Each of these is assigned to an environment variable named RAYLEIGH_OPT1, RAYLEIGH_OPT2, and <text:soft-page-break/>RAYLEIGH_OPT3. <text:s/>These variables may be seen by the Makefile and <text:span text:style-name="T15">can be</text:span> used to control the flow of the makefile (using debugging flags instead of optimized flags, for instance). </text:p>
      <text:p text:style-name="P15"/>
      <text:p text:style-name="P15">As an example, running</text:p>
      <text:p text:style-name="P14">./build_rayleigh Pleiades debug</text:p>
      <text:p text:style-name="P14"/>
      <text:p text:style-name="P14"><text:s/>would compile the code with Intel's debugging flags (see Makefile_Pleiades).</text:p>
      <text:p text:style-name="P6"/>
      <text:p text:style-name="P67"><text:span text:style-name="T9">Note: </text:span><text:span text:style-name="T5"><text:s/>Depending on how your environment is set up, you might run into issues with the </text:span><text:span text:style-name="T6">build </text:span><text:span text:style-name="T5">script trying to </text:span><text:span text:style-name="T7">use</text:span><text:span text:style-name="T6"> the Makefile</text:span><text:span text:style-name="T5">. <text:s/>If that's the case, </text:span><text:span text:style-name="T6">run the build_script (so that it copies the source file</text:span><text:span text:style-name="T8">s over</text:span><text:span text:style-name="T6">), and then </text:span><text:span text:style-name="T5">just move to the build directory and make the code directly </text:span><text:span text:style-name="T6">from the command line (</text:span><text:span text:style-name="T3">make rayleigh</text:span><text:span text:style-name="T6">).</text:span></text:p>
      <text:p text:style-name="P8"/>
      <text:p text:style-name="P60">Preparing to run the Code</text:p>
      <text:p text:style-name="P44">Each simulation run using <text:span text:style-name="T30">R</text:span>ayleigh should have its own directory. <text:s/>The code is run from within that directory, and code output is stored in various subdirectories. <text:s/>This means that, wherever you create your simulation directory, you need to have sufficient space (/nobackupp on Pleiades, for example) <text:span text:style-name="T16">to store the output</text:span>.</text:p>
      <text:p text:style-name="P55"/>
      <text:p text:style-name="P44">After you <text:span text:style-name="T16">create</text:span> your run directory, you will want to copy (cp) or softlink (ln -s ) the executable from rayleigh_dev/build to your run directory. <text:s/>I like to soft-link, so that the executable is always up-to-date. <text:s/>Next, you should copy the script named make_dirs to your run directory. <text:s/>Execute this script from within your run directory. <text:s/>This will create the various subdirectories needed by the code (will discuss what these are later).</text:p>
      <text:p text:style-name="P55"/>
      <text:p text:style-name="P44">Finally, you need a main_input file. <text:s/>This file contains all the information that describes how your simulation is run. <text:s/>Rayleigh always looks for a file named main_input in the directory that it is launched from. <text:s/>For now, copy the main_input_hydro file from the input_<text:span text:style-name="T16">examples/anelastic_benchmarks</text:span> directory to your run directory. <text:s/><text:span text:style-name="T16">R</text:span>ename it <text:span text:style-name="T16">to </text:span>main_input. <text:s/>This input file is setup to run the anelastic benchmark from Jones et al. (2011, <text:span text:style-name="T17">Icarus 216, 120</text:span>). </text:p>
      <text:p text:style-name="P9"/>
      <text:p text:style-name="P61">Running the Code</text:p>
      <text:p text:style-name="P55"><text:span text:style-name="T10">We will examine the main_input file in detail shortly but, first, we want to just run the code. <text:s/></text:span><text:span text:style-name="T11">While an OpenMP/MPI hybridization is about 30% complete, Rayleigh is currently parallelized using pure MPI and a 2-D domain decomposition. <text:s/>The pure MPI bit means that if you have an</text:span><text:span text:style-name="T13">y</text:span><text:span text:style-name="T11"> OpenMP environment variables set for FFTW, LAPack, or BLAS, you should </text:span><text:span text:style-name="T13">probably </text:span><text:span text:style-name="T11">disable them. <text:s text:c="2"/></text:span><text:span text:style-name="T10">Th</text:span><text:span text:style-name="T11">e 2-D domain decomposition bit </text:span><text:span text:style-name="T10"><text:s/>means that we envision the MPI Ranks as being distributed in rows and columns. <text:s/></text:span><text:span text:style-name="T11">The number of MPI ranks within a row is </text:span><text:span text:style-name="T4">nprow</text:span><text:span text:style-name="T11"> and the number of MPI ranks within a column is </text:span><text:span text:style-name="T4">npcol. <text:s/></text:span><text:span text:style-name="T11">When Rayleigh is run with N MPI ranks, the following relation must be satisfied:</text:span></text:p>
      <text:p text:style-name="P55"><text:span text:style-name="T11"/></text:p>
      <text:p text:style-name="P16">N = npcol x nprow <text:s text:c="2"/>.</text:p>
      <text:p text:style-name="P10"/>
      <text:p text:style-name="P10"><text:span text:style-name="T10">If this relation is not satisfied , the code will complain </text:span><text:span text:style-name="T12">and </text:span><text:span text:style-name="T10">exit. </text:span></text:p>
      <text:p text:style-name="P10"/>
      <text:p text:style-name="P27">If you look at the main_input file, <text:s/>you will see that it is divided into Fortran namelists. <text:s/>The first namelist is problemsize_namelist. <text:s/>Within this namelist, you will see a place a specify nprow and npcol. <text:s/>Edit the makefile so that nprow and npcol agree with the N you intend to use. <text:s/>The O(0) effect on scalability is the number of messages sent per iteration. <text:s/>This means that nprow and npcol should be <text:soft-page-break/>as close to one another in value as possible. <text:s/>The O(1) effect is cache latency. <text:s/>This means that if nprow and npcol cannot be equal, then nprow should be largest. <text:s/>When nprow increases, fewer Legendre <text:span text:style-name="T17">p</text:span>olynomial matrices have to be pulled into/out of memory during each iteration. <text:s/>In summary:</text:p>
      <text:p text:style-name="P17"/>
      <text:p text:style-name="P18"><text:s text:c="2"/>1. N = nprow x npcol. <text:s text:c="42"/></text:p>
      <text:p text:style-name="P18"><text:s/>2. nprow and npcol should be equal. <text:s text:c="18"/></text:p>
      <text:p text:style-name="P18">3. If they cannot be equal, increase nprow first.</text:p>
      <text:p text:style-name="P11"/>
      <text:p text:style-name="P19"><text:span text:style-name="T17">Once</text:span> you have picked N, nprow, and npcol, you <text:span text:style-name="T17">are ready to </text:span>run the code. <text:s/>This will probably be using either mpiexec or mpirun. <text:s/>To run the code, you just type (or put in your job script):</text:p>
      <text:p text:style-name="P20"/>
      <text:p text:style-name="P20">mpiexec -np N ./rayleigh</text:p>
      <text:p text:style-name="P12"/>
      <text:p text:style-name="P26">Alternatively, you can specify nprow and npcol at run time (as opposed to main_input). <text:s/>This is useful because you can modify the job script without modifying the main_input file. <text:s/>In this case, suppose X and Y were the values for nprow and npcol, then you would type/insert into your jobscript:</text:p>
      <text:p text:style-name="P19"/>
      <text:p text:style-name="P20">mpiexec -np N ./rayleigh -nprow X -npcol Y</text:p>
      <text:p text:style-name="P19"/>
      <text:p text:style-name="P19">X and Y overwrite whatever values of nprow and npcol were specified in main_input. <text:s/></text:p>
      <text:p text:style-name="P19"/>
      <text:p text:style-name="P29">If everything worked, you should see the code run for 10 time steps and print some timing information before exiting.</text:p>
      <text:p text:style-name="P19"/>
      <text:p text:style-name="P62">MPI Environment Variables</text:p>
      <text:p text:style-name="P28">It is usually a good idea to set the following variables in your MPI job scripts – otherwise you may not have enough buffer space set aside for MPI. <text:s/>This can cause slowdowns and/or hangups as MPI tries to allocated sufficient buffer space on the fly.</text:p>
      <text:p text:style-name="P28"/>
      <text:p text:style-name="P28">setenv MPI_BUFS_PER_PROC 64</text:p>
      <text:p text:style-name="P28">setenv MPI_BUFS_PER_HOST 256</text:p>
      <text:p text:style-name="P28"/>
      <text:p text:style-name="P28"/>
      <text:p text:style-name="P63">The main_input File</text:p>
      <text:p text:style-name="P29"><text:span text:style-name="T18">Rayleigh simulations are controlled by the main_input file. <text:s/>W</text:span>e'll go over a few of the important <text:span text:style-name="T18">options in that file</text:span> here.</text:p>
      <text:p text:style-name="P29"/>
      <text:p text:style-name="P48">problemsize namelist</text:p>
      <text:p text:style-name="P30"/>
      <text:p text:style-name="P30">Rmin and rmax specify the inner and outer radius of the spherical shell (rmin should never be <text:tab/>zero). <text:s text:c="2"/>N_r and n_theta specifiy the number of radial and latitudinal colocation points. <text:s/></text:p>
      <text:p text:style-name="P30"/>
      <text:p text:style-name="P30">N<text:span text:style-name="T2">_r and n_theta should always be even. <text:s/></text:span></text:p>
      <text:p text:style-name="P30"/>
      <text:p text:style-name="P32"><text:span text:style-name="T27">numerical_controls namelist</text:span> </text:p>
      <text:p text:style-name="P30"/>
      <text:p text:style-name="P30">Chebyshev set to .true. <text:s/>Set this to .false. to use finite-differences in radius.</text:p>
      <text:p text:style-name="P30"/>
      <text:p text:style-name="P32"><text:soft-page-break/><text:span text:style-name="T27">physical_controls namelist</text:span> </text:p>
      <text:p text:style-name="P30"/>
      <text:p text:style-name="P30">Rotation and/or magnetism can be switched on and off here.</text:p>
      <text:p text:style-name="P30"/>
      <text:p text:style-name="P30"/>
      <text:p text:style-name="P48">temporal_controls namelist</text:p>
      <text:p text:style-name="P30">max_time_step <text:s text:c="2"/>-- <text:span text:style-name="T19">The time step taken is controlled by the CFL condition. <text:s/>Set this to enforce <text:tab/>an even more stringent time step. <text:s/>time_step = min(CFL delta_t, max_time_step).</text:span></text:p>
      <text:p text:style-name="P30"/>
      <text:p text:style-name="P30"><text:span text:style-name="T19">max_iterations – the maximum number of time steps for which you want to integrate the simulation (usually set this to something big).</text:span></text:p>
      <text:p text:style-name="P30"/>
      <text:p text:style-name="P30"><text:span text:style-name="T19">check_frequency – Number of time steps to take between checkpoint dumps.</text:span></text:p>
      <text:p text:style-name="P30"/>
      <text:p text:style-name="P48">output namelist</text:p>
      <text:p text:style-name="P31"><text:span text:style-name="T19">The output namelist controls governs the output of different diagnostics. <text:s/>Diagnostics are computed in physics/Diagnostics.F90. <text:s/>At the top of that file, you will see a menu of available diagnostics and their corresponding quantity codes. <text:s text:c="2"/>The different diagnostics are computed in the subroutine PS_Output. <text:s text:c="3"/></text:span></text:p>
      <text:p text:style-name="P31"/>
      <text:p text:style-name="P31"><text:span text:style-name="T20">Each diagnostic quantity may be output in 6 different formats in Rayleigh</text:span></text:p>
      <text:p text:style-name="P33"/>
      <text:p text:style-name="P33">Shell Slices: <text:s/><text:tab/><text:tab/> <text:tab/>Lat/Lon slices through the simulation of predefined radial indices</text:p>
      <text:p text:style-name="P33">Azimuthal Averages: <text:s/><text:tab/>Radius/Latitude profiles of diagnostics averaged in longitude (phi).</text:p>
      <text:p text:style-name="P33">Shell Averages: <text:tab/><text:tab/>Radial profiles of diagnostics averaged over the sphere at each radius</text:p>
      <text:p text:style-name="P33">Global Averages: <text:s/><text:tab/><text:tab/>Diagnostics averaged over the full spherical shell</text:p>
      <text:p text:style-name="P33">Shell Spectra: <text:s/><text:tab/><text:tab/><text:span text:style-name="T21">S</text:span>pherical harmonic spectra of diagnostics taken at <text:span text:style-name="T21">various</text:span> radial indices</text:p>
      <text:p text:style-name="P33">Full 3D: <text:s/><text:tab/><text:tab/><text:tab/>Full 3-D dumps of the specified diagnostic.</text:p>
      <text:p text:style-name="P33"/>
      <text:p text:style-name="P34">All outputs types share t<text:span text:style-name="T23">hree</text:span> common <text:span text:style-name="T22">namelist elements</text:span>:</text:p>
      <text:p text:style-name="P35">output_values : <text:s text:c="2"/>The <text:span text:style-name="T23">quantity codes for the diagnostics that are to be output this way</text:span></text:p>
      <text:p text:style-name="P36">output_frequency: <text:s/>The number of time steps taken between dumps of this output type</text:p>
      <text:p text:style-name="P36">output_nrec: <text:s text:c="2"/>The number of dumps (individual timesteps) stored in the output file</text:p>
      <text:p text:style-name="P36"/>
      <text:p text:style-name="P36">Shell slices and shell spectra use an additional namelist element:</text:p>
      <text:p text:style-name="P36">output_levels: <text:s/>radial indices (1 through n_r) of the slices or spectra to be output</text:p>
      <text:p text:style-name="P34"/>
      <text:p text:style-name="P36">Each output-type is stored in a directory (made by make_dirs) with a similar name. <text:s/>Files are numbered by the time step of the last output in the file. <text:s/>For example, suppose</text:p>
      <text:p text:style-name="P36">globalavg_frequency = 3</text:p>
      <text:p text:style-name="P36">globalavg_nrec = 2</text:p>
      <text:p text:style-name="P36"/>
      <text:p text:style-name="P36">Time steps 3 and 6 would be stored in a file named G_Avgs/00000006 <text:s/>and time steps 9 and 12 would be stored in file named G_Avgs/00000012</text:p>
      <text:p text:style-name="P36"/>
      <text:p text:style-name="P36"/>
      <text:p text:style-name="P46">Boundary_Conditions_Namelist</text:p>
      <text:p text:style-name="P39">The boundary conditions are set up for fixed entropy (T_top and T_Bottom) at the upper and lower boundaries. <text:s/><text:span text:style-name="T26">For now, anything that says T or Tvar should be interpretted as the thermal variable, which is entropy if you are stratified. <text:s/>If you're running a Boussinesq system, you can think of tvar as </text:span><text:soft-page-break/><text:span text:style-name="T26">temperature. <text:s text:c="2"/>You can alternatively run with fixed flux at the top. <text:s/>To do so, you have first turn off fix_tvar_top amd then turn on fix_dtdr_top:</text:span></text:p>
      <text:p text:style-name="P40">fix_tvar_top = .false.</text:p>
      <text:p text:style-name="P40">fix_dtdr_top = .true.</text:p>
      <text:p text:style-name="P38"/>
      <text:p text:style-name="P47">Initial_Conditions_Namelist</text:p>
      <text:p text:style-name="P41">See the comments in main_input_hydro, but two important things. <text:s/>init_type controls the hydro init and magnetic_init_type controls the initialization of the magnetic stream functions.</text:p>
      <text:p text:style-name="P41">init_type, magnetic_init_type = -1 <text:s text:c="4"/>: <text:s/>restart from checkpoint</text:p>
      <text:p text:style-name="P41">init_type,magnetic_init_type = <text:s/>7 <text:s text:c="5"/>: <text:s/>random thermal and magnetic perturbuations</text:p>
      <text:p text:style-name="P41">init_type = 6 <text:s/><text:tab/><text:tab/><text:tab/><text:tab/> : <text:s/>hydro anelastic benchmark init</text:p>
      <text:p text:style-name="P41"/>
      <text:p text:style-name="P49">Test Namelist</text:p>
      <text:p text:style-name="P51">Leave this alone</text:p>
      <text:p text:style-name="P51"/>
      <text:p text:style-name="P49">Reference_Namelist</text:p>
      <text:p text:style-name="P50"><text:span text:style-name="T28">This controls the setup of the reference state. <text:s text:c="2"/>See comments. <text:s text:c="2"/>For the moment, all you can really do is set up a polytropic atmosphere.</text:span></text:p>
      <text:p text:style-name="P50"/>
      <text:p text:style-name="P50">Non-dimensional Namelist</text:p>
      <text:p text:style-name="P51">Leave this alone except for angular_velocity. <text:s/>This is where the rotation rate is set – will move this later.</text:p>
      <text:p text:style-name="P51"/>
      <text:p text:style-name="P49">Transport Namelist</text:p>
      <text:p text:style-name="P50"><text:span text:style-name="T28">This is where the transport coefficients nu, kappa, and eta are specified. <text:s/>By default, these coefficients are constant in radius. <text:s/>Alternatively, they can be made to vary as a function of density. <text:s/>To change nu so that nu ~ 1/sqrt(density), you would add:</text:span></text:p>
      <text:p text:style-name="P50"><text:span text:style-name="T28">nu_type = 2</text:span></text:p>
      <text:p text:style-name="P50"><text:span text:style-name="T28">nu_power = -0.5d0</text:span></text:p>
      <text:p text:style-name="P50"/>
      <text:p text:style-name="P50"><text:span text:style-name="T28">nu_top, kappa_top, and eta_top determine the value of these coefficients at the outer boundary.</text:span></text:p>
      <text:p text:style-name="P40"/>
      <text:p text:style-name="P64">Reading &amp; <text:span text:style-name="T24">Plotting </text:span>Output</text:p>
      <text:p text:style-name="P65"/>
      <text:p text:style-name="P65">The rayleigh_dev directory contains a subdirectory named reading_routines, which in turn contains idl and python subdirectories. <text:s/>The easiest thing to do is download the sample_output tarball from the website, untar it, and copy all the .py routines into that directory. <text:s/>There are four examples of plotting that demonstrate how to read in the output:</text:p>
      <text:p text:style-name="P65">plot_spectrum.py</text:p>
      <text:p text:style-name="P65">plot_shell.py</text:p>
      <text:p text:style-name="P65">plot_shellavg.py</text:p>
      <text:p text:style-name="P65">plot_gavg.py</text:p>
      <text:p text:style-name="P37">plot_azavg.py is <text:span text:style-name="T25">only </text:span>partially functional at this time..</text:p>
      <text:p text:style-name="P45"/>
      <text:p text:style-name="P63">Load Balancing: <text:s/>Choosing nprow and npcol</text:p>
      <text:p text:style-name="P29"/>
      <text:p text:style-name="P42">When running rayleigh, it is important to consider the load balancing. <text:s/>Radial levels are distributed across across the process columns. <text:s/>This means that N_r = n x npcol <text:s/>for some integer n. <text:s/>Ideal n and <text:soft-page-break/>npcol would be factors of N_r, but the code will run even if they are not (but npcol must be no greater than N_R)</text:p>
      <text:p text:style-name="P42"/>
      <text:p text:style-name="P42">Spherical harmonic modes are distributed in low-m, high-m pairs across a process row. <text:s/>This means that, ideally, (lmax+1)/2 = m x nprow <text:s/>for some integer m.</text:p>
      <text:p text:style-name="P42"/>
      <text:p text:style-name="P42">The relation between lmax and n_theta is that n_theta = 3/2 x (lmax+1).</text:p>
      <text:p text:style-name="P42"/>
      <text:p text:style-name="P43">Here's a concrete example, since maybe that's confusing. <text:s/>Suppose N_R = 128 and n_theta = 192. <text:s/>This means that lmax+1 = 128. <text:s/>If we are running with 256 cores, a good choice is nprow = npcol = 16. <text:s/>If we run with 512 cores, good choices are nprow = 32, npcol = 16 and nprow=16,npcol = 32. <text:s/>Though the first choice is better. <text:s/></text:p>
      <text:p text:style-name="P43"/>
      <text:p text:style-name="P43">You can increase nprow as high as lmax + 1, but the load balancing bad in that case. <text:s/>It's much better to keep nprow at (lmax+1)/2 or less. <text:s/>In practice, the communication time grows to outweigh the workload somewhere around ¼ of the maximum number of cores <text:span text:style-name="T29">for all but the largest problems. <text:s/>That's still a lot of cores though. <text:s/>You should be able to run this sample case pretty efficiently at 1024 cores, for instance, with npcol = 64 and nprow = 3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</meta:initial-creator>
    <meta:creation-date>2014-09-12T12:34:42.695895270</meta:creation-date>
    <dc:date>2014-09-18T14:38:37.423229764</dc:date>
    <dc:creator>nick </dc:creator>
    <meta:editing-duration>PT4H19M33S</meta:editing-duration>
    <meta:editing-cycles>34</meta:editing-cycles>
    <meta:generator>LibreOffice/4.2.4.2$Linux_X86_64 LibreOffice_project/420m0$Build-2</meta:generator>
    <meta:document-statistic meta:table-count="0" meta:image-count="0" meta:object-count="0" meta:page-count="6" meta:paragraph-count="112" meta:word-count="2062" meta:character-count="12897" meta:non-whitespace-character-count="10707"/>
  </office:meta>
</office:document-meta>
</file>